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cambria" svg:font-family="cambria" style:font-family-generic="roman"/>
    <style:font-face style:name="FreeSans1" svg:font-family="FreeSans" style:font-family-generic="swiss"/>
    <style:font-face style:name="Arial" svg:font-family="Aria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fo:font-size="10pt" style:font-size-asian="10pt"/>
    </style:style>
    <style:style style:name="P2" style:family="paragraph" style:parent-style-name="Text_20_body">
      <style:paragraph-properties fo:margin-top="0.0201in" fo:margin-bottom="0.0799in" loext:contextual-spacing="false" fo:line-height="115%"/>
    </style:style>
    <style:style style:name="P3" style:family="paragraph" style:parent-style-name="Standard">
      <style:paragraph-properties fo:margin-left="0.5in" fo:margin-right="0in" fo:margin-top="0.0201in" fo:margin-bottom="0.0799in" loext:contextual-spacing="false" fo:line-height="115%" fo:text-indent="0in" style:auto-text-indent="false"/>
      <style:text-properties fo:font-size="12pt" style:text-underline-style="solid" style:text-underline-width="auto" style:text-underline-color="font-color" style:font-size-asian="12pt" style:font-name-complex="Arial2" style:font-size-complex="12pt"/>
    </style:style>
    <style:style style:name="P4" style:family="paragraph" style:parent-style-name="Standard">
      <style:paragraph-properties fo:margin-top="0.0201in" fo:margin-bottom="0.0799in" loext:contextual-spacing="false" fo:line-height="115%"/>
      <style:text-properties fo:font-size="12pt" style:font-size-asian="12pt" style:font-name-complex="Arial2" style:font-size-complex="12pt"/>
    </style:style>
    <style:style style:name="P5" style:family="paragraph" style:parent-style-name="Standard">
      <style:paragraph-properties fo:margin-top="0.0201in" fo:margin-bottom="0.0799in" loext:contextual-spacing="false" fo:line-height="115%"/>
      <style:text-properties fo:font-size="12pt" style:font-size-asian="12pt" style:font-size-complex="12pt"/>
    </style:style>
    <style:style style:name="P6" style:family="paragraph" style:parent-style-name="Standard" style:list-style-name="L2">
      <style:paragraph-properties fo:margin-top="0.0201in" fo:margin-bottom="0.0799in" loext:contextual-spacing="false" fo:line-height="115%"/>
      <style:text-properties fo:font-size="12pt" style:font-size-asian="12pt" style:font-size-complex="12pt"/>
    </style:style>
    <style:style style:name="P7" style:family="paragraph" style:parent-style-name="Standard">
      <style:paragraph-properties fo:margin-top="0.0201in" fo:margin-bottom="0.0799in" loext:contextual-spacing="false" fo:line-height="115%"/>
      <style:text-properties fo:font-size="12pt" fo:font-weight="bold" style:font-size-asian="12pt" style:font-weight-asian="bold" style:font-size-complex="12pt"/>
    </style:style>
    <style:style style:name="P8" style:family="paragraph" style:parent-style-name="Standard" style:list-style-name="L2">
      <style:paragraph-properties fo:margin-top="0.0201in" fo:margin-bottom="0.0799in" loext:contextual-spacing="false" fo:line-height="115%"/>
      <style:text-properties fo:font-size="12pt" fo:font-weight="bold" style:font-size-asian="12pt" style:font-weight-asian="bold" style:font-name-complex="Arial2" style:font-size-complex="12pt" style:font-weight-complex="bold"/>
    </style:style>
    <style:style style:name="P9" style:family="paragraph" style:parent-style-name="Standard" style:master-page-name="">
      <loext:graphic-properties draw:fill="none"/>
      <style:paragraph-properties fo:margin-left="0.25in" fo:margin-right="0in" fo:margin-top="0.0201in" fo:margin-bottom="0.0799in" loext:contextual-spacing="false" fo:line-height="115%" fo:text-align="start" style:justify-single-word="false" fo:orphans="2" fo:widows="2" fo:text-indent="0in" style:auto-text-indent="false" style:page-number="auto" fo:background-color="transparent" style:punctuation-wrap="hanging" style:vertical-align="baseline" style:writing-mode="lr-tb"/>
      <style:text-properties fo:font-size="12pt" style:font-size-asian="12pt" style:font-size-complex="12pt"/>
    </style:style>
    <style:style style:name="P10" style:family="paragraph" style:parent-style-name="endnote_20_text" style:master-page-name="Converted2">
      <style:paragraph-properties fo:margin-left="0.2598in" fo:margin-right="0in" fo:margin-top="0in" fo:margin-bottom="0.0555in" loext:contextual-spacing="false" fo:text-indent="-0.1299in" style:auto-text-indent="false" style:page-number="auto"/>
      <style:text-properties fo:font-size="9pt" style:font-size-asian="9pt" style:font-name-complex="Arial2" style:font-size-complex="9pt"/>
    </style:style>
    <style:style style:name="P11" style:family="paragraph" style:parent-style-name="endnote_20_text" style:master-page-name="Converted4">
      <style:paragraph-properties fo:margin-left="0.2598in" fo:margin-right="0in" fo:margin-top="0in" fo:margin-bottom="0.0555in" loext:contextual-spacing="false" fo:text-indent="-0.1299in" style:auto-text-indent="false" style:page-number="auto"/>
      <style:text-properties fo:font-size="9pt" style:font-size-asian="9pt" style:font-name-complex="Arial2" style:font-size-complex="9pt"/>
    </style:style>
    <style:style style:name="P12" style:family="paragraph" style:parent-style-name="endnote_20_text" style:master-page-name="Converted6">
      <style:paragraph-properties fo:margin-left="0.2598in" fo:margin-right="0in" fo:margin-top="0in" fo:margin-bottom="0.0555in" loext:contextual-spacing="false" fo:text-indent="-0.1299in" style:auto-text-indent="false" style:page-number="auto"/>
      <style:text-properties fo:font-size="9pt" style:font-size-asian="9pt" style:font-name-complex="Arial2" style:font-size-complex="9pt"/>
    </style:style>
    <style:style style:name="P13" style:family="paragraph" style:parent-style-name="endnote_20_text" style:master-page-name="Converted8">
      <style:paragraph-properties fo:margin-left="0.2598in" fo:margin-right="0in" fo:margin-top="0in" fo:margin-bottom="0.0555in" loext:contextual-spacing="false" fo:text-indent="-0.1299in" style:auto-text-indent="false" style:page-number="auto"/>
    </style:style>
    <style:style style:name="P14" style:family="paragraph" style:parent-style-name="endnote_20_text" style:master-page-name="Converted10">
      <style:paragraph-properties fo:margin-left="0.2598in" fo:margin-right="0in" fo:margin-top="0in" fo:margin-bottom="0.0555in" loext:contextual-spacing="false" fo:text-indent="-0.1299in" style:auto-text-indent="false" style:page-number="auto"/>
    </style:style>
    <style:style style:name="P15" style:family="paragraph" style:parent-style-name="endnote_20_text" style:master-page-name="Converted12">
      <style:paragraph-properties fo:margin-left="0.2598in" fo:margin-right="0in" fo:margin-top="0in" fo:margin-bottom="0.0555in" loext:contextual-spacing="false" fo:text-indent="-0.1299in" style:auto-text-indent="false" style:page-number="auto"/>
    </style:style>
    <style:style style:name="P16" style:family="paragraph" style:parent-style-name="endnote_20_text" style:master-page-name="Converted14">
      <style:paragraph-properties fo:margin-left="0.2598in" fo:margin-right="0in" fo:margin-top="0in" fo:margin-bottom="0.0555in" loext:contextual-spacing="false" fo:text-indent="-0.1299in" style:auto-text-indent="false" style:page-number="auto"/>
      <style:text-properties fo:font-size="9pt" style:font-size-asian="9pt" style:font-name-complex="Arial2" style:font-size-complex="9pt"/>
    </style:style>
    <style:style style:name="P17" style:family="paragraph" style:parent-style-name="endnote_20_text" style:master-page-name="Converted16">
      <style:paragraph-properties fo:margin-left="0.2598in" fo:margin-right="0in" fo:margin-top="0in" fo:margin-bottom="0.0555in" loext:contextual-spacing="false" fo:text-indent="-0.1299in" style:auto-text-indent="false" style:page-number="auto"/>
      <style:text-properties fo:font-size="9pt" style:font-size-asian="9pt" style:font-name-complex="Arial2" style:font-size-complex="9pt"/>
    </style:style>
    <style:style style:name="P18" style:family="paragraph" style:parent-style-name="Text_20_body_20_indent">
      <style:paragraph-properties fo:margin-left="0in" fo:margin-right="0in" fo:margin-top="0.0201in" fo:margin-bottom="0.0799in" loext:contextual-spacing="false" fo:line-height="115%" fo:text-indent="0in" style:auto-text-indent="false"/>
      <style:text-properties fo:font-size="12pt" style:font-size-asian="12pt" style:font-size-complex="12pt"/>
    </style:style>
    <style:style style:name="P19" style:family="paragraph" style:parent-style-name="Text_20_body_20_indent" style:list-style-name="">
      <style:paragraph-properties fo:margin-left="0in" fo:margin-right="0in" fo:margin-top="0.0201in" fo:margin-bottom="0.0799in" loext:contextual-spacing="false" fo:line-height="115%" fo:text-indent="0in" style:auto-text-indent="false"/>
      <style:text-properties fo:font-size="12pt" style:font-size-asian="12pt" style:font-size-complex="12pt"/>
    </style:style>
    <style:style style:name="P20" style:family="paragraph" style:parent-style-name="Text_20_body_20_indent">
      <style:paragraph-properties fo:margin-left="0.25in" fo:margin-right="0in" fo:margin-top="0.0201in" fo:margin-bottom="0.0799in" loext:contextual-spacing="false" fo:line-height="115%" fo:text-indent="0in" style:auto-text-indent="false"/>
      <style:text-properties fo:font-size="12pt" style:font-size-asian="12pt" style:font-size-complex="12pt" style:font-weight-complex="bold"/>
    </style:style>
    <style:style style:name="P21" style:family="paragraph" style:parent-style-name="Text_20_body_20_indent">
      <style:paragraph-properties fo:margin-left="0.25in" fo:margin-right="0in" fo:margin-top="0.0201in" fo:margin-bottom="0.0799in" loext:contextual-spacing="false" fo:line-height="115%" fo:text-indent="0in" style:auto-text-indent="false"/>
      <style:text-properties fo:font-size="12pt" style:font-size-asian="12pt" style:font-size-complex="12pt"/>
    </style:style>
    <style:style style:name="P22" style:family="paragraph" style:parent-style-name="Text_20_body_20_indent">
      <style:paragraph-properties fo:margin-left="0.25in" fo:margin-right="0in" fo:margin-top="0.0201in" fo:margin-bottom="0.0799in" loext:contextual-spacing="false" fo:line-height="115%" fo:text-indent="0in" style:auto-text-indent="false"/>
      <style:text-properties fo:font-size="12pt" fo:font-weight="bold" style:font-size-asian="12pt" style:font-weight-asian="bold" style:font-size-complex="12pt" style:font-weight-complex="bold"/>
    </style:style>
    <style:style style:name="P23" style:family="paragraph" style:parent-style-name="Text_20_body_20_indent">
      <style:paragraph-properties fo:margin-left="0.25in" fo:margin-right="0in" fo:margin-top="0.0201in" fo:margin-bottom="0.0799in" loext:contextual-spacing="false" fo:line-height="115%" fo:text-indent="0in" style:auto-text-indent="false"/>
      <style:text-properties fo:font-size="12pt" fo:font-weight="bold" style:font-size-asian="12pt" style:font-weight-asian="bold" style:font-name-complex="Arial2" style:font-size-complex="12pt" style:font-weight-complex="bold"/>
    </style:style>
    <style:style style:name="P24" style:family="paragraph" style:parent-style-name="Text_20_body_20_indent">
      <style:paragraph-properties fo:margin-left="0.25in" fo:margin-right="0in" fo:margin-top="0.0201in" fo:margin-bottom="0.0799in" loext:contextual-spacing="false" fo:line-height="115%" fo:text-indent="0in" style:auto-text-indent="false"/>
      <style:text-properties fo:font-size="12pt" fo:font-style="italic" style:font-size-asian="12pt" style:font-style-asian="italic" style:font-size-complex="12pt" style:font-style-complex="italic"/>
    </style:style>
    <style:style style:name="P25" style:family="paragraph" style:parent-style-name="Text_20_body_20_indent">
      <style:paragraph-properties fo:margin-left="0.25in" fo:margin-right="0in" fo:margin-top="0.0201in" fo:margin-bottom="0.0799in" loext:contextual-spacing="false" fo:line-height="115%" fo:keep-together="always" fo:text-indent="0in" style:auto-text-indent="false" fo:keep-with-next="always"/>
      <style:text-properties fo:font-size="12pt" style:font-size-asian="12pt" style:font-size-complex="12pt"/>
    </style:style>
    <style:style style:name="P26" style:family="paragraph" style:parent-style-name="Title" style:list-style-name="">
      <style:paragraph-properties fo:margin-top="0.0201in" fo:margin-bottom="0.0799in" loext:contextual-spacing="false" fo:line-height="115%" fo:break-before="page"/>
      <style:text-properties fo:font-size="28pt" style:font-size-asian="28pt" style:font-size-complex="28pt"/>
    </style:style>
    <style:style style:name="P27" style:family="paragraph" style:parent-style-name="Title" style:list-style-name="">
      <style:paragraph-properties fo:margin-top="0.0201in" fo:margin-bottom="0.0799in" loext:contextual-spacing="false" fo:line-height="115%" fo:break-before="page"/>
      <style:text-properties fo:color="#17365d" style:font-name="cambria" fo:font-size="26pt" style:font-size-asian="26pt" style:font-size-complex="26pt"/>
    </style:style>
    <style:style style:name="P28" style:family="paragraph" style:parent-style-name="Title" style:master-page-name="Standard">
      <style:paragraph-properties fo:margin-top="0.0201in" fo:margin-bottom="0.0799in" loext:contextual-spacing="false" fo:line-height="115%" style:page-number="30"/>
      <style:text-properties fo:color="#17365d" style:font-name="cambria"/>
    </style:style>
    <style:style style:name="P29" style:family="paragraph" style:parent-style-name="Heading_20_1">
      <style:paragraph-properties fo:margin-top="0.0201in" fo:margin-bottom="0.0799in" loext:contextual-spacing="false" fo:line-height="115%"/>
      <style:text-properties fo:font-size="12pt" style:font-size-asian="12pt" style:font-size-complex="12pt"/>
    </style:style>
    <style:style style:name="P30" style:family="paragraph" style:parent-style-name="Heading_20_1">
      <style:paragraph-properties fo:margin-top="0.0201in" fo:margin-bottom="0.0799in" loext:contextual-spacing="false" fo:line-height="115%"/>
      <style:text-properties fo:font-size="12pt" officeooo:paragraph-rsid="001a362f" style:font-size-asian="12pt" style:font-size-complex="12pt"/>
    </style:style>
    <style:style style:name="P31" style:family="paragraph" style:parent-style-name="Heading_20_1">
      <style:paragraph-properties fo:margin-top="0.0201in" fo:margin-bottom="0.0799in" loext:contextual-spacing="false" fo:line-height="115%"/>
      <style:text-properties fo:font-size="12pt" style:text-underline-style="none" officeooo:rsid="001a362f" officeooo:paragraph-rsid="001a362f" style:font-size-asian="12pt" style:font-size-complex="12pt"/>
    </style:style>
    <style:style style:name="P32" style:family="paragraph" style:parent-style-name="Heading_20_1" style:list-style-name="" style:master-page-name="">
      <loext:graphic-properties draw:fill="none"/>
      <style:paragraph-properties fo:margin-left="0in" fo:margin-right="0in" fo:margin-top="0.0201in" fo:margin-bottom="0.0799in" loext:contextual-spacing="false" fo:line-height="115%" fo:text-align="start" style:justify-single-word="false" fo:orphans="2" fo:widows="2" fo:text-indent="0in" style:auto-text-indent="false" style:page-number="auto" fo:background-color="transparent" fo:keep-with-next="always" style:punctuation-wrap="hanging" style:vertical-align="baseline" style:writing-mode="lr-tb"/>
      <style:text-properties fo:font-size="12pt" style:font-size-asian="12pt" style:font-size-complex="12pt"/>
    </style:style>
    <style:style style:name="P33" style:family="paragraph" style:parent-style-name="List_20_Paragraph" style:list-style-name="WWNum11">
      <style:paragraph-properties fo:margin-top="0.0201in" fo:margin-bottom="0.0799in" loext:contextual-spacing="false" fo:line-height="115%"/>
      <style:text-properties fo:font-size="12pt" style:font-size-asian="12pt" style:font-size-complex="12pt"/>
    </style:style>
    <style:style style:name="P34" style:family="paragraph" style:parent-style-name="List_20_Paragraph" style:list-style-name="WWNum12">
      <style:paragraph-properties fo:margin-top="0.0201in" fo:margin-bottom="0.0799in" loext:contextual-spacing="false" fo:line-height="115%"/>
      <style:text-properties fo:font-size="12pt" style:font-size-asian="12pt" style:font-size-complex="12pt"/>
    </style:style>
    <style:style style:name="P35" style:family="paragraph" style:parent-style-name="List_20_Paragraph" style:list-style-name="WWNum13">
      <style:paragraph-properties fo:margin-top="0.0201in" fo:margin-bottom="0.0799in" loext:contextual-spacing="false" fo:line-height="115%"/>
      <style:text-properties fo:font-size="12pt" style:font-size-asian="12pt" style:font-size-complex="12pt"/>
    </style:style>
    <style:style style:name="P36" style:family="paragraph" style:parent-style-name="List_20_Paragraph">
      <style:paragraph-properties fo:margin-top="0.0201in" fo:margin-bottom="0.0799in" loext:contextual-spacing="false" fo:line-height="115%"/>
      <style:text-properties fo:font-size="12pt" fo:font-weight="bold" style:font-size-asian="12pt" style:font-weight-asian="bold" style:font-size-complex="12pt"/>
    </style:style>
    <style:style style:name="P37" style:family="paragraph" style:parent-style-name="List_20_Paragraph" style:list-style-name="WWNum12">
      <style:paragraph-properties fo:margin-top="0.0201in" fo:margin-bottom="0.0799in" loext:contextual-spacing="false" fo:line-height="115%"/>
    </style:style>
    <style:style style:name="P38" style:family="paragraph" style:parent-style-name="List_20_Paragraph">
      <style:paragraph-properties fo:margin-top="0.0201in" fo:margin-bottom="0.0799in" loext:contextual-spacing="false" fo:line-height="115%"/>
      <style:text-properties fo:font-size="16pt" style:font-size-asian="16pt" style:font-size-complex="16pt"/>
    </style:style>
    <style:style style:name="T1" style:family="text">
      <style:text-properties fo:font-size="9pt" style:font-size-asian="9pt" style:font-name-complex="Arial2" style:font-size-complex="9pt"/>
    </style:style>
    <style:style style:name="T2" style:family="text">
      <style:text-properties fo:font-size="9pt" style:font-size-asian="9pt" style:font-size-complex="9pt"/>
    </style:style>
    <style:style style:name="T3" style:family="text">
      <style:text-properties officeooo:rsid="00107805"/>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style:font-weight-asian="bold" style:font-name-complex="Arial2"/>
    </style:style>
    <style:style style:name="T7" style:family="text">
      <style:text-properties fo:font-weight="bold" style:font-weight-asian="bold" style:font-name-complex="Arial2"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style>
    <style:style style:name="T11" style:family="text">
      <style:text-properties style:font-style-complex="italic"/>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style>
    <style:style style:name="T14" style:family="text">
      <style:text-properties style:text-underline-style="solid" style:text-underline-width="auto" style:text-underline-color="font-color" fo:font-weight="bold" style:font-weight-asian="bold" style:font-name-complex="Arial2"/>
    </style:style>
    <style:style style:name="T15" style:family="text">
      <style:text-properties style:text-underline-style="solid" style:text-underline-width="auto" style:text-underline-color="font-color" style:font-name-complex="Arial2"/>
    </style:style>
    <style:style style:name="T16" style:family="text">
      <style:text-properties style:font-name-complex="Arial2"/>
    </style:style>
    <style:style style:name="T17" style:family="text">
      <style:text-properties officeooo:rsid="001a362f" style:font-name-complex="Arial2"/>
    </style:style>
    <style:style style:name="T18" style:family="text">
      <style:text-properties fo:font-size="12pt" style:font-size-asian="12pt" style:font-size-complex="12pt"/>
    </style:style>
    <style:style style:name="T19" style:family="text">
      <style:text-properties fo:font-size="12pt" fo:font-weight="bold" style:font-size-asian="12pt" style:font-weight-asian="bold"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oft-page-break/><text:span text:style-name="T3">Session 6 - </text:span>Who God Is</text:p>
      <text:p text:style-name="P18">The only way to have confidence in God is to have knowledge of God. As we get to know His attributes, we get to know Him. We learn who He is and when we need Him, we know we can call on Him to be who He says He is. </text:p>
      <text:h text:style-name="P19" text:outline-level="2"><text:span text:style-name="T5">The Attributes of God - </text:span>An attribute of God is something that He has declared to be true about Himself. <text:note text:id="ftn1" text:note-class="endnote"><text:note-citation>i</text:note-citation><text:note-body><text:p text:style-name="P10"><text:s/>“A.W. Tozer The Attributes of God <text:s/>Volume Two - Deeper into the Father’s Heart” by David E. Fessenden</text:p></text:note-body></text:note></text:h>
      <text:h text:style-name="P29" text:outline-level="1">God is Omniscient (all knowing)He knows everything about everything and everyone.</text:h>
      <text:p text:style-name="P21">“He that is perfect in knowledge is with you and He knows! If you’ll trust Him He’ll bring you out all right. He is perfect in knowledge and will lead you through. And when you come out you will know that everything God did was right.” <text:note text:id="ftn2" text:note-class="endnote"><text:note-citation>ii</text:note-citation><text:note-body><text:p text:style-name="P11"><text:s/>“A.W. Tozer The Attributes of God <text:s/>Volume Two - Deeper into the Father’s Heart” by David E. Fessenden</text:p></text:note-body></text:note> </text:p>
      <text:p text:style-name="P21"><text:span text:style-name="T4">Lie:</text:span> (about His Omniscience) No one knows what I am going through. No one understands. I am the only one going through this.</text:p>
      <text:p text:style-name="P21"><text:span text:style-name="T4">Truth:</text:span> <text:span text:style-name="T8">“Nothing in all creation is hidden from God’s sight. Everything is uncovered and laid bare before the eyes of Him to whom we must give account.” </text:span><text:span text:style-name="T11">(Heb. 4:13)</text:span></text:p>
      <text:p text:style-name="P21"><text:span text:style-name="T5">Truth: </text:span><text:span text:style-name="T8">“…His understanding has no limit.” </text:span><text:span text:style-name="T11">(Ps. 147:5)</text:span></text:p>
      <text:p text:style-name="P21">He is all knowing!!! (Read Pink Page 17)</text:p>
      <text:h text:style-name="P29" text:outline-level="1">God is Omnipresent (present everywhere at all times)</text:h>
      <text:p text:style-name="P21">“God is everywhere. He is near to everything and everyone. He is here; He is next to you wherever you may be. And if you send up the furious question, “Oh God, where are you?” the answer comes back, “I am where you are; I am here; I am next to you; I am everywhere.” <text:note text:id="ftn3" text:note-class="endnote"><text:note-citation>iii</text:note-citation><text:note-body><text:p text:style-name="P12"><text:s/>“A.W. Tozer The Attributes of God <text:s/>Volume One - A Journey into the Father’s Heart” by David E. Fessenden</text:p></text:note-body></text:note> As Born again believers’ we are privileged to have the Holy Spirit of the One True Living God dwelling within us.</text:p>
      <text:p text:style-name="P21"><text:span text:style-name="T4">Lie:</text:span> (about His Omnipresence) God doesn’t hear my prayers.</text:p>
      <text:p text:style-name="P21"><text:span text:style-name="T4">Truth</text:span><text:span text:style-name="T9">:</text:span><text:span text:style-name="T8"> “This is the confidence we have in approaching God: that if we ask anything according to His will, </text:span><text:span text:style-name="T9">His Word. <text:s/>Prayers that don’t line up with His Word won’t be answered. <text:s/>Jesus is the High Priest of our confession when our confession lines up with the Word of God.</text:span><text:span text:style-name="T8"> He hears us – whatever we ask – we know that we have what we asked</text:span> of Him.” (1 John 5:14)</text:p>
      <text:p text:style-name="P21"><text:span text:style-name="T4">He is always Present!!! There isn’t any place you could go and not find God. <text:s/>God is nearer to you than you are to yourself. <text:s/>God is in you.</text:span></text:p>
      <text:h text:style-name="P30" text:outline-level="1">God is Omnipotent (able to do all and has <text:span text:style-name="T12">all</text:span> power)</text:h>
      <text:p text:style-name="P21">“Everything comes out from God and returns to God again. The great God Almighty, the Lord God omnipotent, reigns. He has now the same amount of power that He had when He made the heaven and the earth and called the stars into being. He will never have any less power than He has now, nor will He ever have any more since He has <text:span text:style-name="T12">all</text:span> the power there is. That is the God we serve!”<text:note text:id="ftn4" text:note-class="endnote"><text:note-citation>iv</text:note-citation><text:note-body><text:p text:style-name="P13"><text:span text:style-name="T2"><text:s/></text:span><text:span text:style-name="T1">“A.W. Tozer The Attributes of God <text:s/>Volume Two - Deeper into the Father’s Heart” by David E. Fessenden</text:span></text:p></text:note-body></text:note></text:p>
      <text:p text:style-name="P21"><text:soft-page-break/><text:span text:style-name="T4">Lie:</text:span> (about His Omnipotence) God can’t change my situation. </text:p>
      <text:p text:style-name="P21"><text:span text:style-name="T4">Truth:</text:span> <text:span text:style-name="T8">“…with God all things are possible” </text:span><text:span text:style-name="T11">(Matt. 19:26)</text:span></text:p>
      <text:p text:style-name="P21"><text:span text:style-name="T5">Truth: </text:span><text:span text:style-name="T8">“For nothing is impossible with God” (Luke 1:37)</text:span></text:p>
      <text:p text:style-name="P21"><text:span text:style-name="T5">Truth: </text:span><text:span text:style-name="T8">“And God is able to make </text:span><text:span text:style-name="T10">all</text:span><text:span text:style-name="T8"> grace abound to you, so that in </text:span><text:span text:style-name="T10">all</text:span><text:span text:style-name="T8"> things at </text:span><text:span text:style-name="T10">all</text:span><text:span text:style-name="T8"> times, having </text:span><text:span text:style-name="T10">all</text:span><text:span text:style-name="T8"> that you need, you </text:span><text:span text:style-name="T10">will</text:span><text:span text:style-name="T8"> abound in </text:span><text:span text:style-name="T10">every</text:span><text:span text:style-name="T8"> good work.” </text:span><text:span text:style-name="T11">(2 Cor. 9:8)</text:span></text:p>
      <text:p text:style-name="P22">He is all powerful!!! God has power/ God is the source of all power/ God gives power (but still retains it) / Nothing is too hard for God (don’t limit Him and put Him in a box – let go of control and trust Him). <text:s/>He is powerful yet personal. <text:s/>Our needs are nothing compared with the great things that God has done. <text:s/>His attributes are for you and for me.</text:p>
      <text:p text:style-name="P22">His power can never diminish nor His glory fade.</text:p>
      <text:p text:style-name="P2"/>
      <text:h text:style-name="P27" text:outline-level="1">The Names of God</text:h>
      <text:p text:style-name="P18">Each one of God’s names represents an aspect of His character and a way He wants us to trust Him. John 16:23 says My Father will grant you whatever you ask in My Name [as presenting all that I AM]. This last weekend Steve Gladen spoke about using the word Love so casually, sometimes without much thought. When we end our prayers with ‘In the Name of Jesus’ – sometimes, or often, we are just thinking that we are praying in the authority of His Name. We are but there is so much more to His Name than that. We are going to discuss just a few. <text:s/>Psalm 91:14 says, “<text:span text:style-name="T8">Because he loves Me,” says the Lord, “I will rescue him; I will protect him, for he acknowledges My name. He will call upon Me, and I will answer him</text:span>.” <text:span text:style-name="T13">Learning who God is by name is the answer to every situation in life.</text:span></text:p>
      <text:p text:style-name="P5"><text:span text:style-name="T16">Proverbs 18:10 </text:span><text:span text:style-name="T17">– </text:span><text:span text:style-name="T16">The Name of the Lord is a strong tower (place of protection) – the righteous run to it and are safe. </text:span></text:p>
      <text:p text:style-name="P5"><text:span text:style-name="T16">Running – running from something to something or from to someone. <text:s/>To divide speedily – run </text:span><text:span text:style-name="T14">from</text:span><text:span text:style-name="T16"> problem and run </text:span><text:span text:style-name="T14">to</text:span><text:span text:style-name="T16"> God. </text:span></text:p>
      <text:p text:style-name="P4">He is the answer to all of our needs. </text:p>
      <text:p text:style-name="P5"><text:span text:style-name="T16">God does not change. <text:s/>God cannot change. <text:s/>If God changes He has to get worse or better. <text:s/>God is a Holy God. He can’t be less Holy or more Holy than He is now. <text:s/>He is perfect. <text:s/>He cannot go beyond Himself. <text:s/>Improvement or deterioration is impossible. <text:s/>Nothing but that which is excellent can proceed from Him. <text:s/>Holiness is the rule of all His actions.</text:span></text:p>
      <text:h text:style-name="P31" text:outline-level="1">I Am (Jehovah)</text:h>
      <text:p text:style-name="P9">I Am that I Am (Exodus 3:14) signifies the real being of God, His self-existence, and that He is the Being of beings. <text:s/>His eternity and immutability and His constancy and fruitfulness in fulfilling His Promises, for it includes all time, past, present and to come; and the sense is, not only I Am what I Am present, but I Am what I have been, and I Am what I shall be and shall be what I Am. <text:s/>He is everything you need Him to be. <text:s/>He is all that exists, is and shall be: real, perfect, unconditional, independent existence. </text:p>
      <text:h text:style-name="P32" text:outline-level="1">Elohim (The Creator)</text:h>
      <text:p text:style-name="P21">“He formed the swirling galaxies and the blazing stars and the orbiting planets…But</text:p>
      <text:p text:style-name="P21">He also formed you. You are exactly as Elohim designed you to be. And that design has a purpose. You may not understand how your situation could ever bring Him glory, but He doesn’t ask or require you to understand. He simply asks you to trust in the name of your Lord.”<text:note text:id="ftn5" text:note-class="endnote"><text:note-citation>v</text:note-citation><text:note-body><text:p text:style-name="P14"><text:span text:style-name="T2"><text:s/></text:span><text:span text:style-name="T1">“The Peace &amp; Power of Knowing God’s Name” Kay Arthur – Exclusive TBN Edition</text:span></text:p></text:note-body></text:note> </text:p>
      <text:p text:style-name="P21"><text:span text:style-name="T4">Lie:</text:span> God doesn’t need me. He didn’t plan me. I was a mistake. </text:p>
      <text:p text:style-name="P21"><text:span text:style-name="T5">Truth: </text:span><text:span text:style-name="T8">“Before I formed you in the womb I knew you, before you were born I set you apart…” </text:span><text:span text:style-name="T11">(Jer.1:5)</text:span></text:p>
      <text:p text:style-name="P21"><text:soft-page-break/><text:span text:style-name="T4">Truth:</text:span> <text:span text:style-name="T8">“You are worthy, our Lord and God, to receive glory and honor and power, for You created all things, and by Your will they were created and have their being.” </text:span><text:span text:style-name="T11">(Rev. 4:11)</text:span></text:p>
      <text:p text:style-name="P24"/>
      <text:h text:style-name="P29" text:outline-level="1">El Elyon (The God Most High)</text:h>
      <text:p text:style-name="P21">“If you will bow your knee to the all-embracing sovereignty of the Most High God, then you will experience a deep and abiding peace. The unshakable fact of God’s sovereign control over all is the foundation of sanity in this crazy world. El Elyon, God Most High, is in control and nothing can happen across His wide universe without His permission. <text:s text:c="5"/>El Elyon rules supremely over all. And because He does, you can understand how all things work together for good to those who love God, to those who are called according to His purpose.”<text:note text:id="ftn6" text:note-class="endnote"><text:note-citation>vi</text:note-citation><text:note-body><text:p text:style-name="P15"><text:span text:style-name="T2"><text:s/></text:span><text:span text:style-name="T1">“The Peace &amp; Power of Knowing God’s Name” Kay Arthur – Exclusive TBN Edition</text:span></text:p></text:note-body></text:note> </text:p>
      <text:p text:style-name="P21">God’s only limitation is the one He put on Himself – He is limited to His Word. He won’t go against your will. <text:s/>So you can block His control in your life by walking in the flesh. <text:s/>(remember the throne of your heart) Remember 1 John 1:9 when you catch yourself walking in the flesh. </text:p>
      <text:p text:style-name="P21"><text:span text:style-name="T4">Lie:</text:span> If God is a loving God, He wouldn’t allow this situation in my life. </text:p>
      <text:p text:style-name="P21"><text:span text:style-name="T5">Truth: </text:span><text:span text:style-name="T8">“The thief comes only to steal and kill and destroy; I have come that they may have life and have it to the full.” </text:span><text:span text:style-name="T11">(John 10:10)</text:span></text:p>
      <text:p text:style-name="P21"><text:span text:style-name="T4">Truth:</text:span> “<text:span text:style-name="T8">…I am God, and there is no other; I am God, and there is none like me…My purpose will stand…What I have said, that will I bring about; what I have planned, that will I do.” (Is. 45:9-11)</text:span></text:p>
      <text:p text:style-name="P21"><text:span text:style-name="T5">Truth: </text:span><text:span text:style-name="T8">“So do not fear, for I am with you; do not be dismayed, for I am your God. I will strengthen you and help you; I will uphold you with my righteous right hand.” </text:span><text:span text:style-name="T11">(Is. 41:10)</text:span></text:p>
      <text:h text:style-name="P29" text:outline-level="1">Jehovah Jireh (The Lord Will Provide)</text:h>
      <text:p text:style-name="P25"><text:s/>“His provision is complete! From His Son to mundane needs of daily life, the Lord will be true to His name. The Lord will provide. Our all-knowing, ever-present, eternal Father knows the end from the beginning and thus, in His omniscience, and omnipresence. He provides.” <text:note text:id="ftn7" text:note-class="endnote"><text:note-citation>vii</text:note-citation><text:note-body><text:p text:style-name="P16">“The Peace &amp; Power of Knowing God’s Name” Kay Arthur – Exclusive TBN Edition</text:p></text:note-body></text:note> </text:p>
      <text:p text:style-name="P25"><text:span text:style-name="T4">Lie:</text:span> I lost my job, there is no food in the house and the money is running out. There is no way out of this mess. </text:p>
      <text:p text:style-name="P21"><text:span text:style-name="T4">Truth:</text:span> “…<text:span text:style-name="T8">My God will meet all your needs according to His glorious riches in Christ Jesus.” </text:span><text:span text:style-name="T11">(Phil. 4:19)</text:span></text:p>
      <text:p text:style-name="P21"><text:span text:style-name="T5">Truth: </text:span><text:span text:style-name="T8">“Bring the whole tithe into the storehouse, that there may be food in my house. Test me in this, says the Lord Almighty, and see if I will not throw open the floodgates of heaven and pour out so much blessing that you will not have room enough for it.” <text:s/></text:span><text:span text:style-name="T11">(Mal. 3:10)</text:span></text:p>
      <text:p text:style-name="P21"/>
      <text:h text:style-name="P29" text:outline-level="1"><text:soft-page-break/>Jehovah Rapha (The Lord Who Heals)</text:h>
      <text:p text:style-name="P21">The word “Rapha” means to heal, cure, restore or make whole. He is the Great Physician. He is the Lord who heals all sickness and disease. He is the One who can bring refreshment. He is the One who can take the bitterness of life and make it sweet. He is the healer of body and soul. If He uncovers any sin, ask for His forgiveness and then pray for healing. Healing is a great blessing that can come as the result of faith and prayer.</text:p>
      <text:p text:style-name="P21"><text:span text:style-name="T4">Lie:</text:span> I have seen others receive their healing but I still have the problem so I guess God doesn’t want to heal me.</text:p>
      <text:p text:style-name="P21"><text:span text:style-name="T5">Truth: </text:span><text:span text:style-name="T8">“Is any one of you sick? He should call the elders of the church to pray over him and anoint him with oil in the name of the Lord. And the prayer offered in faith will make the sick person well; the Lord will raise him up. If he has sinned he will be forgiven. Therefore confess your sins to each other and pray for each other so that you may be healed. The prayer of a righteous man is powerful and effective.” </text:span><text:span text:style-name="T11">(James 5:14)</text:span></text:p>
      <text:p text:style-name="P21"><text:span text:style-name="T5">Truth: </text:span><text:span text:style-name="T8">“But He was pierced for our transgressions, He was crushed for our iniquities; the punishment that brought us peace was upon Him, and by His wounds we are healed.” </text:span><text:span text:style-name="T11">(Is. 53:5)</text:span><text:span text:style-name="T8"> </text:span></text:p>
      <text:p text:style-name="P21"><text:span text:style-name="T5">Truth: </text:span><text:span text:style-name="T8">“He Himself bore our sins in His body on the tree, so that we might die to sins and live for righteousness; by His wounds you have been healed.” </text:span><text:span text:style-name="T11">(I Pet. 2:24)</text:span><text:span text:style-name="T8"> </text:span></text:p>
      <text:p text:style-name="P21"><text:span text:style-name="T5">Truth: </text:span><text:span text:style-name="T8">“Praise the Lord, O my soul, and forget not all His benefits – Who forgives all your sins and heals all your diseases, Who redeems your life from the pit and crowns you with love and compassion, Who satisfies your desires with good things so that your youth is renewed like the eagle’s.” </text:span><text:span text:style-name="T11">(Ps.103:2-5)</text:span></text:p>
      <text:p text:style-name="P20">When we pray understanding The Names of God, our prayers are different. <text:s/>We pray faith prayers because we are convinced that He is Who He says He is and will do what He says He will do. <text:s/>Then we expect it to come to pass. </text:p>
      <text:p text:style-name="P23"/>
      <text:h text:style-name="P27" text:outline-level="1">Praying the Names of God</text:h>
      <text:p text:style-name="P5">This example uses Jehovah Rapha – the Lord Who Heals. Use the following format to pray any of the names of God, inserting the appropriate words/scriptures where text is underlined:</text:p>
      <text:list xml:id="list529660194" text:style-name="L2">
        <text:list-item>
          <text:p text:style-name="P6"><text:span text:style-name="T6">Make sure</text:span><text:span text:style-name="T16"> you are walking in the Spirit (see, “How to Walk in the Spirit)</text:span></text:p>
        </text:list-item>
        <text:list-item>
          <text:p text:style-name="P6"><text:span text:style-name="T7">Study the Name of God: <text:s/></text:span><text:span text:style-name="T15">Jehovah Rapha / Healer</text:span><text:span text:style-name="T16"> </text:span></text:p>
        </text:list-item>
        <text:list-item>
          <text:p text:style-name="P6"><text:span text:style-name="T7">Meditate: </text:span><text:span text:style-name="T16">contemplate, ponder on what was revealed to you in God’s word. <text:s text:c="14"/></text:span><text:span text:style-name="T15">(Ex. 15:22-24; 2 Kings 20:5; Is. 53:4-5; Ps. 103:1-5; John 9:1-7; 1 Pet. 2:24)</text:span></text:p>
        </text:list-item>
        <text:list-item>
          <text:p text:style-name="P6"><text:span text:style-name="T7">Confess and repent</text:span><text:span text:style-name="T16"> of any unbelief.</text:span></text:p>
        </text:list-item>
        <text:list-item>
          <text:p text:style-name="P8">Renounce the lies of Satan that you believed.</text:p>
        </text:list-item>
        <text:list-item>
          <text:p text:style-name="P8">Come into agreement with God’s Word. (Remember you are speaking things that are not as though they are and you are walking by faith not by sight.)</text:p>
        </text:list-item>
        <text:list-item>
          <text:p text:style-name="P6"><text:span text:style-name="T7">Praise God </text:span><text:span text:style-name="T16">for being your </text:span><text:span text:style-name="T15">healer</text:span><text:span text:style-name="T16">.</text:span></text:p>
        </text:list-item>
      </text:list>
      <text:p text:style-name="P3"/>
      <text:h text:style-name="P29" text:outline-level="1">If there is a sin issue</text:h>
      <text:list xml:id="list1205444171" text:style-name="WWNum11">
        <text:list-item>
          <text:p text:style-name="P33"><text:span text:style-name="T5">Thank God </text:span>that His laws are designed not to harm us but to protect us.</text:p>
        </text:list-item>
        <text:list-item>
          <text:p text:style-name="P33"><text:span text:style-name="T5">Confess </text:span>any sin that has entered your life through breaking God’s commandments. </text:p>
        </text:list-item>
        <text:list-item>
          <text:p text:style-name="P33"><text:span text:style-name="T5">C</text:span><text:span text:style-name="T4">onfess</text:span> any sins that relate directly to <text:span text:style-name="T12">your body such as sexual sins, gluttony, sloth or intemperance.</text:span> (Bad choices)</text:p>
        </text:list-item>
        <text:list-item>
          <text:p text:style-name="P33"><text:span text:style-name="T5">Ask God </text:span>to help you see the link between obedience and <text:span text:style-name="T12">health - physical and spiritual. Ask Him to heal you, body, mind, and soul. </text:span>(<text:span text:style-name="T4">you are already healed. You are believing for the manifestation of your healing</text:span>.) </text:p>
        </text:list-item>
      </text:list>
      <text:p text:style-name="P36"/>
      <text:h text:style-name="P29" text:outline-level="1">If there is a pride issue</text:h>
      <text:list xml:id="list1524404164" text:style-name="WWNum12">
        <text:list-item>
          <text:p text:style-name="P34"><text:span text:style-name="T4">Thank God</text:span> for His <text:span text:style-name="T12">healing power</text:span>. Thank God that He did not leave us in our sins.</text:p>
        </text:list-item>
        <text:list-item>
          <text:p text:style-name="P34"><text:span text:style-name="T4">Confess</text:span> any pride that makes it difficult to admit your sin. </text:p>
        </text:list-item>
        <text:list-item>
          <text:p text:style-name="P34"><text:span text:style-name="T4">Confess</text:span> any pride which keeps you from asking for what your need. </text:p>
        </text:list-item>
        <text:list-item>
          <text:p text:style-name="P37"><text:span text:style-name="T19">Ask God</text:span><text:span text:style-name="T18"> to give you a deeper appreciation for the grace of forgiveness and to deepen your sense of dependence on Him.</text:span><text:span text:style-name="footnote_20_reference"><text:span text:style-name="T18"> </text:span></text:span></text:p>
        </text:list-item>
      </text:list>
      <text:p text:style-name="P38"><text:span text:style-name="footnote_20_reference"><text:span text:style-name="T18"/></text:span></text:p>
      <text:h text:style-name="P29" text:outline-level="1"><text:soft-page-break/>If there is a lack of trust issue</text:h>
      <text:list xml:id="list1618686783" text:style-name="WWNum13">
        <text:list-item>
          <text:p text:style-name="P35"><text:span text:style-name="T4">Thank God</text:span> for all the ways you have seen God’s power at work in your life; for the way God has brought you out of darkness and into the light of His presence.</text:p>
        </text:list-item>
        <text:list-item>
          <text:p text:style-name="P35"><text:span text:style-name="T4">Confess</text:span> any tendency to rely merely on your own judgment rather than asking God to help you see clearly through the power of His Spirit. </text:p>
        </text:list-item>
        <text:list-item>
          <text:p text:style-name="P35"><text:span text:style-name="T4">Confess</text:span> any tendency to mistrust God because of past disappointments. </text:p>
        </text:list-item>
        <text:list-item>
          <text:p text:style-name="P35"><text:span text:style-name="T4">Ask God</text:span> to uncover areas of spiritual blindness in your life. Ask Him to help you put your faith where it belongs – in Him. <text:note text:id="ftn8" text:note-class="endnote"><text:note-citation>viii</text:note-citation><text:note-body><text:p text:style-name="P17">“Praying the Names of God” and “Praying the Names of Jesus” by Ann Spangler</text:p></text:note-body></text:note></text:p>
        </text:list-item>
      </text:list>
      <text:p text:style-name="P7"/>
      <text:p text:style-name="P7">We need to know Him to Know His heart. If you spend a little time with Him and in His Word then you will have little revelation. <text:s/>More time – more revelation. <text:s/>Our trust is increased. We are always exercising faith – faith in the lies or faith in God’s Word. </text:p>
      <text:p text:style-name="P7"/>
      <text:p text:style-name="P7"/>
      <text:h text:style-name="P26" text:outline-level="1">Challenge Question</text:h>
      <text:p text:style-name="P5"><text:span text:style-name="T4">What are the lies that are keeping you from believing that God is Who He says He 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cambria" svg:font-family="cambria" style:font-family-generic="roman"/>
    <style:font-face style:name="FreeSans1" svg:font-family="FreeSans" style:font-family-generic="swiss"/>
    <style:font-face style:name="Arial" svg:font-family="Aria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true" style:font-name-asian="Arial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punctuation-wrap="hanging" style:vertical-align="baseline" style:writing-mode="lr-tb"/>
      <style:text-properties style:font-name="Arial" fo:font-family="Arial" style:font-family-generic="roman" style:font-pitch="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in" fo:margin-bottom="0.0555in" loext:contextual-spacing="false" fo:keep-with-next="always"/>
      <style:text-properties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6ea0b0" style:font-name="Arial" fo:font-family="Arial" style:font-family-generic="roman" style:font-pitch="variable" fo:font-size="13pt" fo:font-weight="bold" style:font-name-asian="Arial2" style:font-family-asian="Aria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6ea0b0" style:font-name="Arial" fo:font-family="Arial" style:font-family-generic="roman" style:font-pitch="variable" fo:font-size="10pt" fo:font-weight="bold" style:font-name-asian="Arial2" style:font-family-asian="Arial" style:font-family-generic-asian="system" style:font-pitch-asian="variable" style:font-size-asian="10pt"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6ea0b0" style:font-name="Arial" fo:font-family="Arial" style:font-family-generic="roman" style:font-pitch="variable" fo:font-size="10pt" fo:font-style="italic" fo:font-weight="bold" style:font-name-asian="Arial2" style:font-family-asian="Arial" style:font-family-generic-asian="system" style:font-pitch-asian="variable" style:font-size-asian="10pt" style:font-style-asian="italic" style:font-weight-asian="bold" style:font-name-complex="DejaVu Sans" style:font-family-complex="'DejaVu Sans'" style:font-family-generic-complex="system" style:font-pitch-complex="variable" style:font-style-complex="italic" style:font-weight-complex="bold"/>
    </style:style>
    <style:style style:name="Text_20_body_20_indent" style:display-name="Text body indent" style:family="paragraph" style:parent-style-name="Standard" style:default-outline-level="" style:class="text">
      <style:paragraph-properties fo:margin-left="1in" fo:margin-right="0in" fo:text-indent="0in" style:auto-text-indent="false"/>
      <style:text-properties fo:font-size="12pt" style:font-size-asian="12pt" style:font-name-complex="Arial2" style:font-family-complex="Arial" style:font-family-generic-complex="system" style:font-pitch-complex="variable"/>
    </style:style>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6ea0b0"/>
      <style:text-properties fo:color="#2c2c2c" style:font-name="Arial" fo:font-family="Arial" style:font-family-generic="roman" style:font-pitch="variable" fo:font-size="26pt" fo:letter-spacing="0.0035in" style:letter-kerning="true" style:font-name-asian="Arial2" style:font-family-asian="Arial" style:font-family-generic-asian="system" style:font-pitch-asian="variable" style:font-size-asian="26pt" style:font-name-complex="DejaVu Sans" style:font-family-complex="'DejaVu Sans'" style:font-family-generic-complex="system" style:font-pitch-complex="variable" style:font-size-complex="26pt"/>
    </style:style>
    <style:style style:name="endnote_20_text" style:display-name="endnote text" style:family="paragraph" style:parent-style-name="Standard" style:default-outline-level=""/>
    <style:style style:name="List_20_Paragraph" style:display-name="List Paragraph" style:family="paragraph" style:parent-style-name="Standard" style:default-outline-level="">
      <style:paragraph-properties fo:margin-left="0.5in" fo:margin-right="0in" fo:text-indent="0in" style:auto-text-indent="false"/>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hanging" style:vertical-align="baseline" style:writing-mode="lr-tb"/>
      <style:text-properties style:font-name="Arial" fo:font-family="Arial"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0pt"/>
    </style:style>
    <style:style style:name="Section_20_Page_20_Divider" style:display-name="Section Page Divider" style:family="paragraph" style:parent-style-name="Heading_20_1" style:auto-update="true" style:default-outline-level="">
      <style:paragraph-properties style:punctuation-wrap="simple" style:vertical-align="auto"/>
      <style:text-properties fo:color="#2c2c2c" fo:font-size="36pt" fo:font-weight="normal" style:font-name-asian="Times New Roman" style:font-family-asian="'Times New Roman'" style:font-family-generic-asian="system" style:font-pitch-asian="variable" style:font-size-asian="36pt" style:font-weight-asian="normal" style:font-size-complex="26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dnote" style:family="paragraph" style:parent-style-name="Standard" style:class="extra"/>
    <style:style style:name="Sessions" style:family="paragraph" style:parent-style-name="Title">
      <style:paragraph-properties fo:margin-top="0.0201in" fo:margin-bottom="0.0799in" loext:contextual-spacing="false" fo:line-height="115%" style:writing-mode="page">
        <style:tab-stops/>
      </style:paragraph-properties>
      <style:text-properties fo:font-size="26pt" style:font-size-asian="26pt" style:font-size-complex="26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0pt"/>
    </style:style>
    <style:style style:name="Body_20_Text_20_Indent_20_Char" style:display-name="Body Text Indent Char" style:family="text" style:parent-style-name="Default_20_Paragraph_20_Font">
      <style:text-properties style:font-name="Arial" fo:font-family="Arial" style:font-family-generic="roman" style:font-pitch="variable" fo:font-size="12pt" style:font-name-asian="Times New Roman" style:font-family-asian="'Times New Roman'" style:font-family-generic-asian="system" style:font-pitch-asian="variable" style:font-size-asian="12pt" style:font-name-complex="Arial2" style:font-family-complex="Arial" style:font-family-generic-complex="system" style:font-pitch-complex="variable" style:font-size-complex="10pt"/>
    </style:style>
    <style:style style:name="footnote_20_reference" style:display-name="footnote reference" style:family="text" style:parent-style-name="Default_20_Paragraph_20_Font">
      <style:text-properties style:text-position="super 58%"/>
    </style:style>
    <style:style style:name="Title_20_Char" style:display-name="Title Char" style:family="text" style:parent-style-name="Default_20_Paragraph_20_Font">
      <style:text-properties fo:color="#2c2c2c" style:font-name="Arial" fo:font-family="Arial" style:font-family-generic="roman" style:font-pitch="variable" fo:font-size="26pt" fo:letter-spacing="0.0035in" style:letter-kerning="true" style:font-name-asian="Arial2" style:font-family-asian="Arial" style:font-family-generic-asian="system" style:font-pitch-asian="variable" style:font-size-asian="26pt" style:font-name-complex="DejaVu Sans" style:font-family-complex="'DejaVu Sans'" style:font-family-generic-complex="system" style:font-pitch-complex="variable" style:font-size-complex="26pt"/>
    </style:style>
    <style:style style:name="Endnote_20_Text_20_Char" style:display-name="Endnote Text Char" style:family="text" style:parent-style-name="Default_20_Paragraph_20_Font">
      <style:text-properties style:font-name="Arial" fo:font-family="Arial" style:font-family-generic="roman" style:font-pitch="variable" fo:font-size="10pt"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endnote_20_reference" style:display-name="endnote reference" style:family="text" style:parent-style-name="Default_20_Paragraph_20_Font">
      <style:text-properties style:text-position="super 58%" fo:font-size="11pt" style:font-size-asian="11pt" style:font-size-complex="11pt"/>
    </style:style>
    <style:style style:name="Heading_20_2_20_Char" style:display-name="Heading 2 Char" style:family="text" style:parent-style-name="Default_20_Paragraph_20_Font">
      <style:text-properties fo:color="#6ea0b0" style:font-name="Arial" fo:font-family="Arial" style:font-family-generic="roman" style:font-pitch="variable" fo:font-size="13pt" fo:font-weight="bold" style:font-name-asian="Arial2" style:font-family-asian="Aria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3_20_Char" style:display-name="Heading 3 Char" style:family="text" style:parent-style-name="Default_20_Paragraph_20_Font">
      <style:text-properties fo:color="#6ea0b0" style:font-name="Arial" fo:font-family="Arial" style:font-family-generic="roman" style:font-pitch="variable" fo:font-size="10pt" fo:font-weight="bold" style:font-name-asian="Arial2" style:font-family-asian="Arial"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Heading_20_4_20_Char" style:display-name="Heading 4 Char" style:family="text" style:parent-style-name="Default_20_Paragraph_20_Font">
      <style:text-properties fo:color="#6ea0b0" style:font-name="Arial" fo:font-family="Arial" style:font-family-generic="roman" style:font-pitch="variable" fo:font-size="10pt" fo:font-style="italic" fo:font-weight="bold" style:font-name-asian="Arial2" style:font-family-asian="Arial"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weight="normal" style:font-name-asian="Times New Roman" style:font-family-asian="'Times New Roman'" style:font-family-generic-asian="system" style:font-pitch-asian="variable" style:font-weight-asian="normal" style:font-name-complex="Arial2" style:font-family-complex="Arial"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font-size="16pt" fo:font-weight="bold" style:font-weight-asian="normal"/>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fo:font-size="16pt" fo:font-weight="bold"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fo:font-size="16pt"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fo:font-size="14pt" fo:font-weight="bold"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1"/>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6" style:num-suffix="." style:num-format="1">
        <style:list-level-properties text:list-level-position-and-space-mode="label-alignment">
          <style:list-level-label-alignment text:label-followed-by="listtab" fo:text-indent="-0.25in" fo:margin-left="1in"/>
        </style:list-level-properties>
      </text:list-level-style-number>
      <text:list-level-style-bullet text:level="2" text:style-name="ListLabel_20_17"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4" style:num-suffix="-" text:bullet-char="-">
        <style:list-level-properties text:list-level-position-and-space-mode="label-alignment">
          <style:list-level-label-alignment text:label-followed-by="listtab" fo:text-indent="-0.25in" fo:margin-left="0.75in"/>
        </style:list-level-properties>
        <style:text-properties style:font-name="Arial1"/>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4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4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style>
    <style:page-layout style:name="Mpm1" style:page-usage="mirrored">
      <style:page-layout-properties fo:page-width="8.5in" fo:page-height="11in" style:num-format="1" style:print-orientation="portrait" fo:margin-top="0.5in" fo:margin-bottom="0.25in" fo:margin-left="1in" fo:margin-right="1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in" fo:background-color="transparent" style:dynamic-spacing="true" draw:fill="none"/>
      </style:footer-style>
    </style:page-layout>
    <style:page-layout style:name="Mpm2" style:page-usage="mirrored">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7</text:page-number></text:p>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Enyedy</meta:initial-creator>
    <meta:editing-cycles>16</meta:editing-cycles>
    <meta:print-date>2014-07-09T21:05:00</meta:print-date>
    <meta:creation-date>2014-08-20T01:46:00</meta:creation-date>
    <dc:date>2017-09-15T13:16:21.127026793</dc:date>
    <meta:editing-duration>PT2H23M13S</meta:editing-duration>
    <meta:generator>LibreOffice/5.3.1.2$Linux_X86_64 LibreOffice_project/30m0$Build-2</meta:generator>
    <meta:document-statistic meta:table-count="0" meta:image-count="0" meta:object-count="0" meta:page-count="10" meta:paragraph-count="92" meta:word-count="2525" meta:character-count="13252" meta:non-whitespace-character-count="10737"/>
    <meta:user-defined meta:name="AppVersion">14.0000</meta:user-defined>
    <meta:user-defined meta:name="Company">Trak-It Solution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